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03db40" officeooo:paragraph-rsid="0004fad1"/>
    </style:style>
    <style:style style:name="P3" style:family="paragraph" style:parent-style-name="Standard">
      <style:text-properties officeooo:rsid="00538f07" officeooo:paragraph-rsid="0056e16b"/>
    </style:style>
    <style:style style:name="P4" style:family="paragraph" style:parent-style-name="Standard">
      <style:text-properties officeooo:rsid="00538f07" officeooo:paragraph-rsid="005aa7a0"/>
    </style:style>
    <style:style style:name="P5" style:family="paragraph" style:parent-style-name="Standard">
      <style:text-properties officeooo:rsid="00538f07" officeooo:paragraph-rsid="00696937"/>
    </style:style>
    <style:style style:name="P6" style:family="paragraph" style:parent-style-name="Standard">
      <style:text-properties officeooo:rsid="00538f07" officeooo:paragraph-rsid="0070f01b"/>
    </style:style>
    <style:style style:name="P7" style:family="paragraph" style:parent-style-name="Standard">
      <style:text-properties officeooo:rsid="00538f07" officeooo:paragraph-rsid="00765458"/>
    </style:style>
    <style:style style:name="P8" style:family="paragraph" style:parent-style-name="Standard">
      <style:text-properties officeooo:rsid="00538f07" officeooo:paragraph-rsid="007a38e3"/>
    </style:style>
    <style:style style:name="P9" style:family="paragraph" style:parent-style-name="Standard">
      <style:text-properties officeooo:rsid="00538f07" officeooo:paragraph-rsid="0080f556"/>
    </style:style>
    <style:style style:name="P10" style:family="paragraph" style:parent-style-name="Standard">
      <style:text-properties officeooo:rsid="00538f07" officeooo:paragraph-rsid="00887ad1"/>
    </style:style>
    <style:style style:name="P11" style:family="paragraph" style:parent-style-name="Standard">
      <style:text-properties officeooo:rsid="00596e7e" officeooo:paragraph-rsid="0056e16b"/>
    </style:style>
    <style:style style:name="P12" style:family="paragraph" style:parent-style-name="Standard">
      <style:text-properties officeooo:rsid="005aa7a0" officeooo:paragraph-rsid="005aa7a0"/>
    </style:style>
    <style:style style:name="P13" style:family="paragraph" style:parent-style-name="Standard">
      <style:text-properties officeooo:rsid="00619111" officeooo:paragraph-rsid="00696937"/>
    </style:style>
    <style:style style:name="P14" style:family="paragraph" style:parent-style-name="Standard">
      <style:text-properties officeooo:rsid="00765458" officeooo:paragraph-rsid="00765458"/>
    </style:style>
    <style:style style:name="P15" style:family="paragraph" style:parent-style-name="Standard">
      <style:text-properties officeooo:rsid="0078b53c" officeooo:paragraph-rsid="0078b53c"/>
    </style:style>
    <style:style style:name="P16" style:family="paragraph" style:parent-style-name="Standard">
      <style:text-properties officeooo:rsid="0079ddae" officeooo:paragraph-rsid="0079ddae"/>
    </style:style>
    <style:style style:name="P17" style:family="paragraph" style:parent-style-name="Standard">
      <style:text-properties officeooo:rsid="00803231" officeooo:paragraph-rsid="00803231"/>
    </style:style>
    <style:style style:name="P18" style:family="paragraph" style:parent-style-name="Standard">
      <style:text-properties officeooo:rsid="0080f556" officeooo:paragraph-rsid="00803231"/>
    </style:style>
    <style:style style:name="P19" style:family="paragraph" style:parent-style-name="Standard">
      <style:text-properties officeooo:rsid="0080f556" officeooo:paragraph-rsid="0080f556"/>
    </style:style>
    <style:style style:name="P20" style:family="paragraph" style:parent-style-name="Standard">
      <style:text-properties officeooo:rsid="00856262" officeooo:paragraph-rsid="0080f556"/>
    </style:style>
    <style:style style:name="P21" style:family="paragraph" style:parent-style-name="Standard">
      <style:text-properties officeooo:rsid="00856262" officeooo:paragraph-rsid="00856262"/>
    </style:style>
    <style:style style:name="P22" style:family="paragraph" style:parent-style-name="Standard">
      <style:text-properties officeooo:rsid="00887ad1" officeooo:paragraph-rsid="00856262"/>
    </style:style>
    <style:style style:name="T1" style:family="text">
      <style:text-properties officeooo:rsid="0003db40"/>
    </style:style>
    <style:style style:name="T2" style:family="text">
      <style:text-properties officeooo:rsid="0004fad1"/>
    </style:style>
    <style:style style:name="T3" style:family="text">
      <style:text-properties officeooo:rsid="0010832c"/>
    </style:style>
    <style:style style:name="T4" style:family="text">
      <style:text-properties officeooo:rsid="00120426"/>
    </style:style>
    <style:style style:name="T5" style:family="text">
      <style:text-properties officeooo:rsid="005620ba"/>
    </style:style>
    <style:style style:name="T6" style:family="text">
      <style:text-properties officeooo:rsid="00566d4e"/>
    </style:style>
    <style:style style:name="T7" style:family="text">
      <style:text-properties officeooo:rsid="0056e16b"/>
    </style:style>
    <style:style style:name="T8" style:family="text">
      <style:text-properties officeooo:rsid="00573784"/>
    </style:style>
    <style:style style:name="T9" style:family="text">
      <style:text-properties officeooo:rsid="0058f22b"/>
    </style:style>
    <style:style style:name="T10" style:family="text">
      <style:text-properties officeooo:rsid="005aa7a0"/>
    </style:style>
    <style:style style:name="T11" style:family="text">
      <style:text-properties officeooo:rsid="005b687e"/>
    </style:style>
    <style:style style:name="T12" style:family="text">
      <style:text-properties officeooo:rsid="005c7144"/>
    </style:style>
    <style:style style:name="T13" style:family="text">
      <style:text-properties officeooo:rsid="005df122"/>
    </style:style>
    <style:style style:name="T14" style:family="text">
      <style:text-properties officeooo:rsid="005f5b1d"/>
    </style:style>
    <style:style style:name="T15" style:family="text">
      <style:text-properties officeooo:rsid="006477fd"/>
    </style:style>
    <style:style style:name="T16" style:family="text">
      <style:text-properties officeooo:rsid="0065a508"/>
    </style:style>
    <style:style style:name="T17" style:family="text">
      <style:text-properties officeooo:rsid="0066f28e"/>
    </style:style>
    <style:style style:name="T18" style:family="text">
      <style:text-properties officeooo:rsid="0068990b"/>
    </style:style>
    <style:style style:name="T19" style:family="text">
      <style:text-properties officeooo:rsid="00696937"/>
    </style:style>
    <style:style style:name="T20" style:family="text">
      <style:text-properties officeooo:rsid="006e04b0"/>
    </style:style>
    <style:style style:name="T21" style:family="text">
      <style:text-properties officeooo:rsid="006e5182"/>
    </style:style>
    <style:style style:name="T22" style:family="text">
      <style:text-properties officeooo:rsid="00703dd0"/>
    </style:style>
    <style:style style:name="T23" style:family="text">
      <style:text-properties officeooo:rsid="00704a29"/>
    </style:style>
    <style:style style:name="T24" style:family="text">
      <style:text-properties officeooo:rsid="0070f01b"/>
    </style:style>
    <style:style style:name="T25" style:family="text">
      <style:text-properties officeooo:rsid="007258f7"/>
    </style:style>
    <style:style style:name="T26" style:family="text">
      <style:text-properties officeooo:rsid="0072c0e2"/>
    </style:style>
    <style:style style:name="T27" style:family="text">
      <style:text-properties officeooo:rsid="00731523"/>
    </style:style>
    <style:style style:name="T28" style:family="text">
      <style:text-properties officeooo:rsid="00731a64"/>
    </style:style>
    <style:style style:name="T29" style:family="text">
      <style:text-properties officeooo:rsid="0074e7a7"/>
    </style:style>
    <style:style style:name="T30" style:family="text">
      <style:text-properties officeooo:rsid="00765458"/>
    </style:style>
    <style:style style:name="T31" style:family="text">
      <style:text-properties officeooo:rsid="00777b2f"/>
    </style:style>
    <style:style style:name="T32" style:family="text">
      <style:text-properties officeooo:rsid="0078441c"/>
    </style:style>
    <style:style style:name="T33" style:family="text">
      <style:text-properties officeooo:rsid="007a38e3"/>
    </style:style>
    <style:style style:name="T34" style:family="text">
      <style:text-properties officeooo:rsid="007bac9f"/>
    </style:style>
    <style:style style:name="T35" style:family="text">
      <style:text-properties officeooo:rsid="007ca045"/>
    </style:style>
    <style:style style:name="T36" style:family="text">
      <style:text-properties officeooo:rsid="007d4940"/>
    </style:style>
    <style:style style:name="T37" style:family="text">
      <style:text-properties officeooo:rsid="007f165d"/>
    </style:style>
    <style:style style:name="T38" style:family="text">
      <style:text-properties officeooo:rsid="0080f556"/>
    </style:style>
    <style:style style:name="T39" style:family="text">
      <style:text-properties officeooo:rsid="00850044"/>
    </style:style>
    <style:style style:name="T40" style:family="text">
      <style:text-properties officeooo:rsid="00851c77"/>
    </style:style>
    <style:style style:name="T41" style:family="text">
      <style:text-properties officeooo:rsid="00856262"/>
    </style:style>
    <style:style style:name="T42" style:family="text">
      <style:text-properties officeooo:rsid="00887ad1"/>
    </style:style>
    <style:style style:name="T43" style:family="text">
      <style:text-properties officeooo:rsid="008a23fc"/>
    </style:style>
    <style:style style:name="T44" style:family="text">
      <style:text-properties officeooo:rsid="008aa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TB206,</text:span><text:span text:style-name="T1"> </text:span><text:span text:style-name="T4">2</text:span><text:span text:style-name="T5">8</text:span><text:span text:style-name="T3">.11.2012, </text:span><text:span text:style-name="T1">1</text:span><text:span text:style-name="T2">2</text:span><text:span text:style-name="T1">:</text:span><text:span text:style-name="T5">3</text:span><text:span text:style-name="T6">5</text:span><text:span text:style-name="T5"> – </text:span><text:span text:style-name="T44">13:35</text:span></text:p>
      <text:p text:style-name="P2"/>
      <text:p text:style-name="P3"><text:span text:style-name="T8">R</text:span><text:span text:style-name="T7">eviewed current status of the </text:span><text:span text:style-name="T9">functional specification. </text:span><text:span text:style-name="T11">Work</text:span><text:span text:style-name="T12"> seems to be advancing well.</text:span><text:span text:style-name="T14"> Work needs to start on chapter 4 (f</text:span><text:span text:style-name="T18">eatures</text:span><text:span text:style-name="T14">).</text:span></text:p>
      <text:p text:style-name="P11"/>
      <text:p text:style-name="P4"><text:span text:style-name="T10">Joni-Matti has started </text:span><text:span text:style-name="T11">work</text:span><text:span text:style-name="T10"> on the data model</text:span><text:span text:style-name="T13"> for chapter 3</text:span><text:span text:style-name="T10">.</text:span></text:p>
      <text:p text:style-name="P12"/>
      <text:p text:style-name="P13">About chapter 4:</text:p>
      <text:p text:style-name="P5"><text:span text:style-name="T19">- </text:span><text:span text:style-name="T15">Joni-Matti will draw a </text:span><text:span text:style-name="T17">mockup</text:span><text:span text:style-name="T15"> of </text:span><text:span text:style-name="T16">the main UI based on what was planned in previous meetings.</text:span></text:p>
      <text:p text:style-name="P5"><text:span text:style-name="T19">- </text:span><text:span text:style-name="T20">Added new subheadings to chapter 4 based on use cases: </text:span><text:span text:style-name="T23">choosing source directories,</text:span><text:span text:style-name="T20"> </text:span><text:span text:style-name="T21">running dependency analysis, </text:span><text:span text:style-name="T20">manual connections, </text:span><text:span text:style-name="T22">editing existing connections, </text:span><text:span text:style-name="T26">filtering connectons, </text:span><text:span text:style-name="T27">showing external dependencies and giving them a directory, </text:span><text:span text:style-name="T28">setting</text:span><text:span text:style-name="T29">s</text:span><text:span text:style-name="T20">. </text:span><text:span text:style-name="T32">Assigned features between </text:span><text:span text:style-name="T35">team</text:span><text:span text:style-name="T32"> members.</text:span></text:p>
      <text:p text:style-name="P6"><text:span text:style-name="T24">- Dependency analysis is run when files are added and on startup </text:span><text:span text:style-name="T25">(if files have been added)</text:span><text:span text:style-name="T24">.</text:span></text:p>
      <text:p text:style-name="P7"><text:span text:style-name="T30">- When adding new source directories, old ones will need to be displayed </text:span><text:span text:style-name="T31">and they can be removed</text:span><text:span text:style-name="T30">.</text:span></text:p>
      <text:p text:style-name="P14"/>
      <text:p text:style-name="P15">From now on used time should be saved to Redmine project management.</text:p>
      <text:p text:style-name="P15"/>
      <text:p text:style-name="P16">Project plan presentation on Friday:</text:p>
      <text:p text:style-name="P8"><text:span text:style-name="T33">- </text:span><text:span text:style-name="T36">S</text:span><text:span text:style-name="T34">lide contents planned</text:span><text:span text:style-name="T37"> a</text:span><text:span text:style-name="T34">nd assigned to team members</text:span><text:span text:style-name="T35">.</text:span></text:p>
      <text:p text:style-name="P17">- Presentation is on Friday at 12, we'll meet up in the class at 11:30.</text:p>
      <text:p text:style-name="P18"/>
      <text:p text:style-name="P9"><text:span text:style-name="T38">First monthly report next week. </text:span><text:span text:style-name="T39">Tommi will make a template for </text:span><text:span text:style-name="T40">the various charts</text:span><text:span text:style-name="T39">, </text:span><text:span text:style-name="T41">we'll finish the report in next meeting.</text:span></text:p>
      <text:p text:style-name="P20"/>
      <text:p text:style-name="P21">Next meeting on wednesday 12:30.</text:p>
      <text:p text:style-name="P22"/>
      <text:p text:style-name="P10"><text:span text:style-name="T42">Joni-Matti will try to arrange meeting </text:span><text:span text:style-name="T43">with client next week or week after that (Thursday is independence day).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26S</meta:editing-duration>
    <meta:editing-cycles>127</meta:editing-cycles>
    <meta:generator>LibreOffice/3.6$Windows_x86 LibreOffice_project/da8c1e6-fd468f4-454e206-f42a4a9-143cfd</meta:generator>
    <dc:date>2012-11-28T13:36:59.08</dc:date>
    <meta:document-statistic meta:table-count="0" meta:image-count="0" meta:object-count="0" meta:page-count="1" meta:paragraph-count="15" meta:word-count="216" meta:character-count="1315" meta:non-whitespace-character-count="1114"/>
    <meta:user-defined meta:name="Info 1"/>
    <meta:user-defined meta:name="Info 2"/>
    <meta:user-defined meta:name="Info 3"/>
    <meta:user-defined meta:name="Info 4"/>
  </office:meta>
</office:document-meta>
</file>